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यम खबरो</text:p>
      <text:p>आमदारांचो भत्तो वाडोवपाचो प्लान लोक मागतात डोनेशनां स्पॉन्सरशिपी आमदारांक भ्रष्टाचाराक कारण आसचें न्ही म्हूण भत्तो वाढोवचो पडटा मुख्यमंत्र्यान दिलें रजांव.</text:p>
      <text:p>आदलो प्रिन्सिपल मायन्स सेक्रेटरी राजीव यदुवंशीची चवथे दिसा तीन वरां एसआयटी चवकशीशुक्राराय उजरायतले यदुवंशीचे स्टेटमॅन्टांचें चल्लां व्हॅरिफिकेशन.</text:p>
      <text:p>इफ्फीच्या उक्तावणाच्या सुवाळ्यांत शाहरुक कतरिना आनी शाहीद कपूर आता मेरेन 7 हजारावयर डॅलीगेट्स रेजीस्टर इएसजीन जाहीर केलो बायोस्कॉप</text:p>
      <text:p>मुरगांव एमपीटीचें कोल हॅन्ड्लींगाचो विस्तार करुंक दिवचो न्ही म्हूण गोंय सरकारान केंद्राक कळयलां त्या पत्राचो पुरावो मुख्यमंत्र्यान दाखोवचो कॉंग्रेस मागता सरकाराची चीट.</text:p>
      <text:p>केंद्र सरकाराचे सागरमाला प्रकल्पांत वास्को 40 मॅट्रिक मिलियन कोळशाची हाताळणी कॉंग्रेसीचो दोकुमेन्त दाखोवन आरोप बीजेपी म्हण्टा कितेंय आसूं आनीक कोळसो वाडोवंक दिवचे नात</text:p>
      <text:p>फोण्यां 2 स्कूटरीच्या एक्सिडेंटांत तीग जाण गेले रातीं कुट्टी बायपासार एक्टिवा आनी पल्सराचो एक्सिडॅन्ट धपक्याचे नेटासरशीं गाडयो काबार.</text:p>
      <text:p>आनी</text:p>
      <text:p>प्लेयरांचे फिटनेस टॅक्टिकल गरजेप्रमाण जावचे पडटा म्हण्टा एफसी गोवाचो असीस्टंट कम फिटनॅस कोच मानूएल.</text:p>
      <text:p>. आमदारांचो भत्तो वाढपाचो आसा. प्रॅस डेच्या सुवाळ्याक मुख्यमंत्री पर्रीकारान स्वता हें शिनाल दिलें. आमदारांक भ्रष्टाचाराक कारण आसचें न्ही म्हूण खंय भत्तो वाढोवचो पडटा हें ताचें रजांव. आमदारांकडेन लोक डोनेशनां आनी बाकीचे गजालींक येत आसतात. आपल्याकडेनूय येतात. असल्या खर्चाचो खंय आमदारांचेर प्रॅशर आसता. सरकारी कर्मचाऱ्यांचो पगार वाढटा आमदारांचो कित्याक वाढचो न्ही कांय म्हूण पर्रीकाराचो प्रस्न.</text:p>
      <text:p>कोळशाचे प्रदुशणाविशीं सरकार सातिस्वेत जायमेरेन मुरगांवां एमपीटींत कोळशाचो विस्तार करुंक दिवचो न्ही म्हूण गोंय सरकारान केंद्राक कळयलां म्हण्टा तें पत्र दाखोवचें. कॉंग्रेस हो पुरावो मागता. आमदार आलॅक्स रेजिनाल्डान ब्रेस्तारा मिडियामुखार विशय काडलो. एमपीटींत कोळशाचें प्रदूशण नाका म्हूण सरकारानूच केंद्रक सांगलां म्हूण मुख्यमंत्री पर्रीकार बुधवारा मिडियाकडेन उलयिल्लो.</text:p>
      <text:p>मायनिंग स्कॅमाची चवकशी करपी एसआयटीन आदलो प्रिन्सिपल मायन्स सेक्रेटरी राजीव यदुवंशीची ब्रेस्तारा सुमार 3 वरां चवकशी केली. सुत्रांनी दिल्ले म्हायतीप्रमाण यदुवंशीचो स्टेटमॅन्ट आदलो खण संचालक जे बी भिंगीचे स्टेटमॅन्टाकडेन जुळोवन पळयला. एसआयटीन असिस्टंट जीओलॉजीस्ट शोभना रिवोणकाराचीय जबानी नोंद केल्या. एसआयटी राजीव यदुवंशीची शुक्रारा परत चवकशी करतले. मायनिंग लीजां रिनिव्ह करतना डिले कंडोन करतना गुड्डुलसांवां केल्यांत म्हूण एसआयटी यदुवंशी आनी तेन्नाचो मुख्यमंत्री दिगंबर कामतीचो रोल उस्तीता.</text:p>
      <text:p>घेवया कमर्शियल ब्रेक</text:p>
      <text:p>केंद्राचे सागरमाला प्रकल्पाचे रिपोर्टांत वास्को 40 मिलयन टन कोळसो हाताळपाचो प्रस्ताव आसा हें कॉंग्रेसीन प्रुडंटाचे डिबेटींत दाखयतगच खवदळ पडलो. कोळशाचे विशयाचेर ही डिबेट दवरिल्ली. केंद्राचे अहवालांत तशें आसलें तरी राज्य सरकार आनीक कोळसो हाताळपाक एमपीटीक दिवचो ना अशी भुमिका बीजेपीन घेतली. विस्तार आनी अर्थकारणाचे नावान पोलुशन जाता जाल्यार बरोबर न्ही म्हूण उद्देजक नितीन कुंकळकार उलयलो. गोवा अगेन्स्ट कोल म्हण्टा वास्को कोळसोच नाका. सध्या अमोनिया आनी फ्युएलाचे कुशीक कोळसो हातळटात. हो टायमबॉम्ब.</text:p>
      <text:p>शाहरुक खान कॅट्रीना कैफ शाहीद कपूर इफ्फीच्या उक्तावण सुवाळ्याक येतले म्हूण निश्चीत जालां इएसजीचो वायस चॅरमॅन राजेद्र तालकान मिडियामुखार जाहीर केलें आता मेरेन खंय इफ्फीखातीर 7000 वयर डॅलीगेट्स रजीस्टर जाल्यात इएसजीन आपलो बायोस्कॉप विलेजीचो प्लान ब्रेस्तारा जाहीर केलो. ह्या इफ्फींत दोनशांवयर फिल्मां स्क्रीन जावपाचीं आसात</text:p>
      <text:p>पणजे पोलीसांनी बायोमॅट्रीक क्रिमीनल रजीस्ट्रेशन सिस्टम चालू केल्या आता पोलीस गुन्यांवकारांचो प्रोफायल तयार करुन स्टोर करतले आरोपींचे फिगंर प्रिन्टस आधार कार्ड पासपोर्ट ड्रायव्हिंग लायसन्स घरचो पत्तो मोबायल नंबर अशो कांय महत्वाच्यो गजाली ह्या सिस्टमींत रजीस्टर करतले गोंयात ही सिस्टम पयलेच खेप इन्सटॉल केल्या.</text:p>
      <text:p>घेवया कमर्शियल ब्रेक</text:p>
      <text:p>गोवा कस्टम्साचो सुप्रिटॅन्डंट विवेकानंद ऊर्फ विवेक नायकान म्हापशां एका बंद घरांत आत्महत्त्या केली. एक फामाद कस्टम्सऑफिसर अशे तरे सोपलो तो पळोवनदीसभर पयलीं खुनाचो दुबाव म्हूण बोवाळ पडलो मात म्हापशेंचे पुलीस म्हण्टात ती आत्महत्त्याचदाबोळे भांगराचे जप्तींचे केशींनी तो आसतालोच. मात आत्महत्त्येचें नेमकें कारण पुलिसांक कळिल्लें ना. सुसायड नोट बरोवन खंय तो गेला.आपली बायल भाव आनी भयणीक ताणें बरयिल्लीं पत्रां पुलिसांक मेळळ्यांत.ताचेर सांजे निमणे संस्कारूय जाले.</text:p>
      <text:p>मडगांवचें रेल्वे स्टेशन टुरिस्टांक यो वच करपाचें मेन स्टेशन मात मोदी सरकारचें स्वच्छ भारत आनी आनी रेल्वे मंत्रालयाचें हाय टॅक इन्फ्रास्ट्रक्चर अजून तरी हे स्टेशनामेरेन पाविल्लें दिसना फुडल्या एन्ट्रन्सान आयल्यार फोणकूलांनी वाट काडीत येवपाचे आनी फाटल्या रस्त्यान आयल्यार नाकार हात दवरुन भितर सरपाचे गोंयकार विटल्या ते विटल्यात टुरिस्टूय विटल्यात.</text:p>
      <text:p>म्हापशेंचो बाजार उत्तर गोंयचो सगळ्यांत मोठो. शुक्रारा बाजाराचें दिसा जाल्यार म्हापश्या घे गर्दी पडटा. मात म्हापश्या पार्कींगेची वेवस्थाच सारकी ना. जो तो मेळत थंय गाडयो घुसयता. रस्त्या कुशीक गाडयो पार्क केल्ल्यान लोकांक सारके चलपाक मेळना. सिनीयर सिटीझनांक चडूच त्रास जाता. सरकारान बेगोबेग शारातलो प्रास्तावीत मल्टी लेव्हल पार्कींग प्रकल्प तरी बेगोबेग चालीक लावचो म्हूण म्हापशेंकार मागतात.</text:p>
      <text:p>घेवया कमर्शियल ब्रेक</text:p>
      <text:p>मिडीयांत खंयचीय एक आयडीयॉलॉजी घेवन काम करप धोकादायक. तशें केल्यार बातमी भरकटता. लोकसत्ताचो संपादक गिरीश कुबेर उलयलो. मिडीयान सरकाराची नॅगॅटिविटी दाखयतना समाजाच्यो किते जबाबदाऱ्यो आसात ताचेरुय भाष्य करचें म्हूण मुख्यमंत्री पर्रीकार उलयलो. नॅशनल प्रॅस डे निमतान पणजे गोंयच्या पत्रकार संघान दवरिल्ले सुवाळ्यांत कांय पत्रकारांक पुरस्कारुय भेटयले.</text:p>
      <text:p>फोण्यां 2 स्कूटरींच्या एक्सिडेंटांत तीग जाण सोपले बुधवारा राती कुट्टी बायपासार एक्सिडेंट एक्टिवा आनी पल्सराचो एक्सिडॅन्ट. सोपल्या तो 50 वर्साचो रमेश बेल्लाड मूळबेळगांवचो 37 वर्साचो तुकाराम इगंळे रावपी फोंड्यां आनी 19 वर्साचो शाहिद सय्यद कुट्टीचो कोणाची चूक तें मात अजून कळिल्लें ना धपक्याचे नेटासरशीं गाडयो काबार. पंचनाम्यावेल्यान पुलीस फुडली चवकशी करतात.</text:p>
      <text:p>आतां पळोवया गोंयच्या बाकीच्या वाठारांतल्यो कांय खबरो.</text:p>
      <text:p>घेवया कमर्शियल ब्रेक</text:p>
      <text:p>प्रोफॅशनल फुटबॉल टीमींत कंडीशनींग कोचाची म्हत्वाची भुमिका आसता आनी तोच जर असिस्टंट कोचूय आसत जाल्यार हो टू इन – वन मनीस भौ महत्वाचो आसता असो रोल एफ सी गोवाचो असिस्टंट कोच कम फिटनॅस कोच मानूएल सायाबीरा करता. प्रत्येक प्लेयराचें फिटनॅस लॅव्हल कोचाचे टॅक्टिक्सांक जाय तशें आसा अशें मानूएल प्रुडंटाकडेन एक्सक्लूसीव इंटरव्यूव्हांत उलयला.</text:p>
      <text:p>उक्तावणाचे वेदान्ता वूमन्स फुटबॉल लीगाखातीर पॅणजीम डॉल्फिन्सान तयारी सुरू केल्या. कोच अँथनी फेर्नाडिस तांका डॉन बॉस्को ग्रावंडार मार्गदर्शन करता. भारतीय टिमीक खेळिल्लो मिशेल कास्ताना हे टिमिचें कॅप्टन. पॅणजीम डॉल्फिन्स आपली पयली मॅच 19 नोव्हेंबराक गोवा वेल्हा सेंट्साआड धुळेर स्टेडियमार खेळटली.</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